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FreeSans1" svg:font-family="FreeSans" style:font-family-generic="swiss"/>
    <style:font-face style:name="Showcard Gothic" svg:font-family="'Showcard Gothic'" style:font-family-generic="decorative" style:font-pitch="variable"/>
    <style:font-face style:name="Liberation Serif" svg:font-family="'Liberation Serif'" style:font-family-generic="roman" style:font-pitch="variable"/>
    <style:font-face style:name="Rockwell Extra Bold" svg:font-family="'Rockwell Extra Bold', 'Calisto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, Lucidasans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size="12pt" style:font-size-asian="12pt"/>
    </style:style>
    <style:style style:name="P2" style:family="paragraph" style:parent-style-name="Heading_20_2">
      <style:text-properties fo:font-size="12pt" style:font-name-asian="MS Mincho" style:font-size-asian="12pt"/>
    </style:style>
    <style:style style:name="P3" style:family="paragraph" style:parent-style-name="Heading_20_2">
      <style:text-properties fo:font-size="12pt" fo:language="nl" fo:country="NL" style:font-size-asian="12pt"/>
    </style:style>
    <style:style style:name="P4" style:family="paragraph" style:parent-style-name="Heading_20_2" style:master-page-name="Standard">
      <style:paragraph-properties style:page-number="auto"/>
      <style:text-properties fo:font-size="12pt" style:font-size-asian="12pt"/>
    </style:style>
    <style:style style:name="P5" style:family="paragraph" style:parent-style-name="Standard">
      <style:text-properties style:font-name="Courier New" style:font-name-asian="MS Mincho" style:font-name-complex="Courier New"/>
    </style:style>
    <style:style style:name="P6" style:family="paragraph" style:parent-style-name="Standard">
      <style:text-properties style:font-name="Courier New" style:font-name-complex="Courier New"/>
    </style:style>
    <style:style style:name="P7" style:family="paragraph" style:parent-style-name="Plain_20_Text">
      <style:text-properties fo:font-size="12pt" fo:language="nl" fo:country="NL" style:font-name-asian="MS Mincho" style:font-size-asian="12pt"/>
    </style:style>
    <style:style style:name="P8" style:family="paragraph" style:parent-style-name="Plain_20_Text">
      <style:text-properties fo:font-size="12pt" fo:language="nl" fo:country="NL" style:font-name-asian="Courier New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nl" fo:country="NL" style:font-size-asian="12pt"/>
    </style:style>
    <style:style style:name="T3" style:family="text">
      <style:text-properties style:font-name-asian="MS Mincho"/>
    </style:style>
    <style:style style:name="T4" style:family="text">
      <style:text-properties style:font-name="Courier New" style:font-name-asian="MS Mincho" style:font-name-complex="Courier New"/>
    </style:style>
    <style:style style:name="T5" style:family="text">
      <style:text-properties style:font-name="Courier New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Het Bilderbeek Bilderbeek en Bogaart Bogaart Quartet</text:h>
      <text:h text:style-name="P1" text:outline-level="2">Grote Gele Sinaasappel</text:h>
      <text:p text:style-name="P7">Het Bilderbeek Bilderbeek en Bogaart Bogaart Quartet </text:p>
      <text:p text:style-name="P7">Written before 2 December 2001</text:p>
      <text:p text:style-name="P7"/>
      <text:p text:style-name="P7">Grote gele sinaasappel </text:p>
      <text:p text:style-name="P7">wat ligt u hier nu te doen? </text:p>
      <text:p text:style-name="P8"><text:s/></text:p>
      <text:p text:style-name="P7">Ik lig hier wat weg te rotten </text:p>
      <text:p text:style-name="P7">totdat iemand mij op eet </text:p>
      <text:p text:style-name="P8"><text:s/></text:p>
      <text:p text:style-name="P7">Vind u dat dan nu wel ethisch </text:p>
      <text:p text:style-name="P7">dat nu niemand u op eet? </text:p>
      <text:p text:style-name="P8"><text:s/></text:p>
      <text:p text:style-name="P7">Nee, dat vind ik nu niet ethisch </text:p>
      <text:p text:style-name="P7">dat nu niemand mij op eet </text:p>
      <text:p text:style-name="P7"/>
      <text:p text:style-name="P7">Zal ik u dan nu opeten </text:p>
      <text:p text:style-name="P7">opdat u gegeten wordt? </text:p>
      <text:p text:style-name="P7"/>
      <text:p text:style-name="P7">Ja, gaat u mij maar opeten </text:p>
      <text:p text:style-name="P5">opdat ik gegeten wordt</text:p>
      <text:p text:style-name="P5"/>
      <text:h text:style-name="P2" text:outline-level="2">Hendrik</text:h>
      <text:p text:style-name="P5">Richel Bilderbeek</text:p>
      <text:p text:style-name="P5">Written on ???</text:p>
      <text:p text:style-name="P5"/>
      <text:p text:style-name="P5">Hendrik de Cock</text:p>
      <text:p text:style-name="P5">Hendrik de Cock</text:p>
      <text:p text:style-name="P5">Is heel tof</text:p>
      <text:p text:style-name="P5">Is heel tof</text:p>
      <text:p text:style-name="P5">Daar moet je echt heen gaan</text:p>
      <text:p text:style-name="P5">Daar moet je echt heen gaan</text:p>
      <text:p text:style-name="P5">Nou en of</text:p>
      <text:p text:style-name="P5">Nou en of</text:p>
      <text:h text:style-name="P3" text:outline-level="2">Het Koffielied</text:h>
      <text:p text:style-name="P6">Richel Bilderbeek</text:p>
      <text:p text:style-name="P6">Written on 11 Mei 2001</text:p>
      <text:p text:style-name="P6"/>
      <text:p text:style-name="P6">CAMP</text:p>
      <text:p text:style-name="P6">daarmee ben je tevree</text:p>
      <text:p text:style-name="P6">en AMP </text:p>
      <text:p text:style-name="P6">door PDE daar</text:p>
      <text:p text:style-name="P6"><text:soft-page-break/>ben je niet tevreden mee</text:p>
      <text:p text:style-name="P5"/>
      <text:h text:style-name="P3" text:outline-level="2">Maanliedje</text:h>
      <text:p text:style-name="P7">Het Bilderbeek Bilderbeek en Bogaart Bogaart Quartet </text:p>
      <text:p text:style-name="P7">Written before 02-12-2001 </text:p>
      <text:p text:style-name="P8"><text:s/></text:p>
      <text:p text:style-name="P7">Grote gele kaasmaan </text:p>
      <text:p text:style-name="P7">stralend in de lucht </text:p>
      <text:p text:style-name="P7">ik zie u teder neergaan </text:p>
      <text:p text:style-name="P7">in trage vogelvlucht </text:p>
      <text:p text:style-name="P7">Kaas maan </text:p>
      <text:p text:style-name="P7">neer gaan </text:p>
      <text:p text:style-name="P7"/>
      <text:p text:style-name="P7">In uw teder schijnsel </text:p>
      <text:p text:style-name="P7">slaakt mijn ziel een zucht </text:p>
      <text:p text:style-name="P7">u doet mij beseffen </text:p>
      <text:p text:style-name="P7">het leven is een klucht </text:p>
      <text:p text:style-name="P7">Kaas maan </text:p>
      <text:p text:style-name="P5">neer gaan</text:p>
      <text:p text:style-name="P6"/>
      <text:h text:style-name="P3" text:outline-level="2">Ode aan masculiniteit</text:h>
      <text:p text:style-name="P7">Het Bilderbeek Bilderbeek en Bogaart Bogaart Quartet </text:p>
      <text:p text:style-name="P7">Written before 02-12-2001 </text:p>
      <text:p text:style-name="P7"/>
      <text:p text:style-name="P7">Neemt mij in der hand </text:p>
      <text:p text:style-name="P7">om u kort te scheren </text:p>
      <text:p text:style-name="P7">met wat aftershave </text:p>
      <text:p text:style-name="P5">voelt u zich herbo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FreeSans1" svg:font-family="FreeSans" style:font-family-generic="swiss"/>
    <style:font-face style:name="Showcard Gothic" svg:font-family="'Showcard Gothic'" style:font-family-generic="decorative" style:font-pitch="variable"/>
    <style:font-face style:name="Liberation Serif" svg:font-family="'Liberation Serif'" style:font-family-generic="roman" style:font-pitch="variable"/>
    <style:font-face style:name="Rockwell Extra Bold" svg:font-family="'Rockwell Extra Bold', 'Calisto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, Lucidasans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ourier New" fo:font-family="'Courier New'" style:font-family-generic="modern" fo:font-size="10pt" fo:language="en" fo:country="US" fo:font-style="italic" fo:font-weight="bold" style:font-size-asian="10pt" style:font-style-asian="italic" style:font-weight-asian="bold" style:font-name-complex="Courier New" style:font-family-complex="'Courier New'" style:font-family-generic-complex="modern" style:font-size-complex="14pt" style:font-style-complex="italic" style:font-weight-complex="bold"/>
    </style:style>
    <style:style style:name="Richel1" style:family="paragraph" style:parent-style-name="Standard">
      <style:text-properties style:font-name="Showcard Gothic" fo:font-family="'Showcard Gothic'" style:font-family-generic="decorative" style:font-pitch="variable" fo:font-size="20pt" style:text-underline-style="solid" style:text-underline-width="auto" style:text-underline-color="font-color" fo:font-weight="bold" style:font-size-asian="20pt" style:font-weight-asian="bold" style:font-name-complex="Showcard Gothic" style:font-family-complex="'Showcard Gothic'" style:font-family-generic-complex="decorative" style:font-pitch-complex="variable"/>
    </style:style>
    <style:style style:name="Richel2" style:family="paragraph" style:parent-style-name="Standard">
      <style:text-properties style:font-name="Rockwell Extra Bold" fo:font-family="'Rockwell Extra Bold', 'Calisto MT'" style:font-family-generic="roman" style:font-pitch="variable" fo:font-size="16pt" style:font-size-asian="16pt" style:font-name-complex="Rockwell Extra Bold" style:font-family-complex="'Rockwell Extra Bold', 'Calisto MT'" style:font-family-generic-complex="roman" style:font-pitch-complex="variable"/>
    </style:style>
    <style:style style:name="Richel3" style:family="paragraph" style:parent-style-name="Standard">
      <style:text-properties style:font-name="Tahoma" fo:font-family="Tahoma, Lucidasans" style:font-family-generic="swiss" style:font-pitch="variable" fo:font-weight="bold" style:font-weight-asian="bold" style:font-name-complex="Tahoma" style:font-family-complex="Tahoma, Lucidasans" style:font-family-generic-complex="swiss" style:font-pitch-complex="variable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el</meta:initial-creator>
    <meta:creation-date>2007-01-13T16:16:00</meta:creation-date>
    <dc:creator>Richel</dc:creator>
    <dc:date>2007-01-13T16:22:00</dc:date>
    <meta:editing-cycles>8</meta:editing-cycles>
    <meta:editing-duration>PT2M</meta:editing-duration>
    <meta:document-statistic meta:table-count="0" meta:image-count="0" meta:object-count="0" meta:page-count="3" meta:paragraph-count="61" meta:word-count="232" meta:character-count="1250" meta:non-whitespace-character-count="1040"/>
    <meta:generator>LibreOffice/5.4.5.1$Linux_X86_64 LibreOffice_project/40m0$Build-1</meta:generator>
  </office:meta>
</office:document-meta>
</file>